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43aa2"/>
    </style:style>
    <style:style style:name="P2" style:family="paragraph" style:parent-style-name="Heading_20_1">
      <style:paragraph-properties fo:break-before="page"/>
      <style:text-properties officeooo:paragraph-rsid="00143aa2"/>
    </style:style>
    <style:style style:name="P3" style:family="paragraph" style:parent-style-name="Heading_20_1">
      <style:paragraph-properties fo:break-before="page"/>
      <style:text-properties officeooo:paragraph-rsid="001559a2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5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072. Flip Columns For Maximum Number of Equal Rows</text:h>
      <text:p text:style-name="Standard">You are given an <text:span text:style-name="Source_20_Text"><text:span text:style-name="T1">m x n</text:span></text:span> binary matrix <text:span text:style-name="Source_20_Text"><text:span text:style-name="T1">matrix</text:span></text:span>.</text:p>
      <text:p text:style-name="P6">You can choose any number of columns in the matrix and flip every cell in that column (i.e., Change the value of the cell from <text:span text:style-name="Source_20_Text"><text:span text:style-name="T1">0</text:span></text:span> to <text:span text:style-name="Source_20_Text"><text:span text:style-name="T1">1</text:span></text:span> or vice versa).</text:p>
      <text:p text:style-name="P6">Return <text:span text:style-name="Emphasis"><text:span text:style-name="T2">the maximum number of rows that have all values equal after some number of flips</text:span></text:span>.</text:p>
      <text:p text:style-name="P6"> </text:p>
      <text:p text:style-name="P6"><text:span text:style-name="Strong_20_Emphasis"><text:span text:style-name="T2">Example 1:</text:span></text:span></text:p>
      <text:p text:style-name="P5"><text:span text:style-name="Strong_20_Emphasis"><text:span text:style-name="T2">Input:</text:span></text:span> matrix = [[0,1],[1,1]]</text:p>
      <text:p text:style-name="P5"><text:span text:style-name="Strong_20_Emphasis"><text:span text:style-name="T2">Output:</text:span></text:span> 1</text:p>
      <text:p text:style-name="P4"><text:span text:style-name="Strong_20_Emphasis"><text:span text:style-name="T2">Explanation:</text:span></text:span> After flipping no values, 1 row has all values equal.</text:p>
      <text:p text:style-name="P6"><text:span text:style-name="Strong_20_Emphasis"><text:span text:style-name="T2">Example 2:</text:span></text:span></text:p>
      <text:p text:style-name="P5"><text:span text:style-name="Strong_20_Emphasis"><text:span text:style-name="T2">Input:</text:span></text:span> matrix = [[0,1],[1,0]]</text:p>
      <text:p text:style-name="P5"><text:span text:style-name="Strong_20_Emphasis"><text:span text:style-name="T2">Output:</text:span></text:span> 2</text:p>
      <text:p text:style-name="P4"><text:span text:style-name="Strong_20_Emphasis"><text:span text:style-name="T2">Explanation:</text:span></text:span> After flipping values in the first column, both rows have equal values.</text:p>
      <text:p text:style-name="P6"><text:span text:style-name="Strong_20_Emphasis"><text:span text:style-name="T2">Example 3:</text:span></text:span></text:p>
      <text:p text:style-name="P5"><text:span text:style-name="Strong_20_Emphasis"><text:span text:style-name="T2">Input:</text:span></text:span> matrix = [[0,0,0],[0,0,1],[1,1,0]]</text:p>
      <text:p text:style-name="P5"><text:span text:style-name="Strong_20_Emphasis"><text:span text:style-name="T2">Output:</text:span></text:span> 2</text:p>
      <text:p text:style-name="P4"><text:span text:style-name="Strong_20_Emphasis"><text:span text:style-name="T2">Explanation:</text:span></text:span> After flipping values in the first two columns, the last two rows have equal values.</text:p>
      <text:p text:style-name="P6"> </text:p>
      <text:p text:style-name="P6"><text:span text:style-name="Strong_20_Emphasis"><text:span text:style-name="T2">Constraints:</text:span></text:span></text:p>
      <text:list text:style-name="L1">
        <text:list-item>
          <text:p text:style-name="P7"><text:span text:style-name="Source_20_Text"><text:span text:style-name="T1">m == matrix.length</text:span></text:span></text:p>
        </text:list-item>
        <text:list-item>
          <text:p text:style-name="P7"><text:span text:style-name="Source_20_Text"><text:span text:style-name="T1">n == matrix[i].length</text:span></text:span></text:p>
        </text:list-item>
        <text:list-item>
          <text:p text:style-name="P7"><text:span text:style-name="Source_20_Text"><text:span text:style-name="T1">1 &lt;= m, n &lt;= 300</text:span></text:span></text:p>
        </text:list-item>
        <text:list-item>
          <text:p text:style-name="P8"><text:span text:style-name="Source_20_Text"><text:span text:style-name="T1">matrix[i][j]</text:span></text:span> is either <text:span text:style-name="Source_20_Text"><text:span text:style-name="T1">0</text:span></text:span> or <text:span text:style-name="Source_20_Text"><text:span text:style-name="T1">1</text:span></text:span>.</text:p>
        </text:list-item>
      </text:list>
      <text:p text:style-name="Text_20_body"/>
      <text:h text:style-name="P2" text:outline-level="1">1072. Flip Columns For Maximum Number of Equal Rows</text:h>
      <text:p text:style-name="P9">/*</text:p>
      <text:p text:style-name="P9"><text:s text:c="4"/><text:span text:style-name="T3">Brute Force</text:span></text:p>
      <text:p text:style-name="P9"><text:s text:c="4"/>Time compelxity: O(m*(n+m))=O(m.n+m^2)</text:p>
      <text:p text:style-name="P9"><text:s text:c="4"/>Space complexity: O(n)</text:p>
      <text:p text:style-name="P9">*/</text:p>
      <text:p text:style-name="P9">class Solution {</text:p>
      <text:p text:style-name="P9">public:</text:p>
      <text:p text:style-name="P9"><text:s text:c="4"/>int maxEqualRowsAfterFlips(std::vector&lt;std::vector&lt;int&gt;&gt;&amp; matrix) {</text:p>
      <text:p text:style-name="P9"><text:s text:c="8"/>int m=matrix.size();</text:p>
      <text:p text:style-name="P9"><text:s text:c="8"/>int n=matrix[0].size();</text:p>
      <text:p text:style-name="P9"><text:s text:c="6"/></text:p>
      <text:p text:style-name="P9"><text:s text:c="8"/>int ans=0;</text:p>
      <text:p text:style-name="P9"><text:s text:c="8"/>for(auto&amp; cur_row: matrix){</text:p>
      <text:p text:style-name="P9"><text:s text:c="12"/>std::vector&lt;int&gt; flipped_row(n);</text:p>
      <text:p text:style-name="P9"><text:s text:c="12"/>for(int i=0;i&lt;n;++i) flipped_row[i]=1-cur_row[i];</text:p>
      <text:p text:style-name="P9"><text:s text:c="12"/>int count_identical_rows=0;</text:p>
      <text:p text:style-name="P9"><text:s text:c="12"/>for(auto&amp; compare_row: matrix){</text:p>
      <text:p text:style-name="P9"><text:s text:c="16"/>if(cur_row==compare_row || flipped_row==compare_row) count_identical_rows++;</text:p>
      <text:p text:style-name="P9"><text:s text:c="12"/>}</text:p>
      <text:p text:style-name="P9"><text:s text:c="12"/>ans=std::max(ans,count_identical_rows);</text:p>
      <text:p text:style-name="P9"><text:s text:c="8"/>}</text:p>
      <text:p text:style-name="P9"><text:s text:c="8"/>return ans;</text:p>
      <text:p text:style-name="P9"><text:s text:c="4"/>}</text:p>
      <text:p text:style-name="P9">};</text:p>
      <text:h text:style-name="P3" text:outline-level="1">1072. Flip Columns For Maximum Number of Equal Rows</text:h>
      <text:p text:style-name="P9">/*</text:p>
      <text:p text:style-name="P9"><text:s text:c="4"/><text:span text:style-name="T3">Hash map</text:span></text:p>
      <text:p text:style-name="P9"><text:s text:c="4"/>Time compelxity: O(m*n+m)</text:p>
      <text:p text:style-name="P9"><text:s text:c="4"/>Space complexity: O(n)</text:p>
      <text:p text:style-name="P9">*/</text:p>
      <text:p text:style-name="P9">class Solution {</text:p>
      <text:p text:style-name="P9">public:</text:p>
      <text:p text:style-name="P9"><text:s text:c="4"/>int maxEqualRowsAfterFlips(std::vector&lt;std::vector&lt;int&gt;&gt;&amp; matrix) {</text:p>
      <text:p text:style-name="P9"><text:s text:c="8"/>int m=matrix.size();</text:p>
      <text:p text:style-name="P9"><text:s text:c="8"/>int n=matrix[0].size();</text:p>
      <text:p text:style-name="P9"/>
      <text:p text:style-name="P9"><text:s text:c="8"/>std::unordered_map&lt;std::string,int&gt; count;</text:p>
      <text:p text:style-name="P9"><text:s text:c="8"/></text:p>
      <text:p text:style-name="P9"><text:s text:c="8"/>for(auto&amp; cur_row: matrix){</text:p>
      <text:p text:style-name="P9"><text:s text:c="12"/>std::string s="";</text:p>
      <text:p text:style-name="P9"><text:s text:c="12"/>for(int i=1;i&lt;n;++i) s+=((cur_row[0]-'0')^(cur_row[i]-'0'))+'0';</text:p>
      <text:p text:style-name="P9"><text:s text:c="12"/>count[s]++;</text:p>
      <text:p text:style-name="P9"><text:s text:c="8"/>}</text:p>
      <text:p text:style-name="P9"><text:s text:c="8"/>int ans=0;</text:p>
      <text:p text:style-name="P9"><text:s text:c="8"/>for(auto&amp; [s,cnt]: count) ans=std::max(ans,cnt);</text:p>
      <text:p text:style-name="P9"><text:s text:c="8"/>return ans;</text:p>
      <text:p text:style-name="P9"><text:s text:c="4"/>}</text:p>
      <text:p text:style-name="P9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23:19:30.687719546</meta:creation-date>
    <dc:date>2024-11-23T00:03:39.776256024</dc:date>
    <meta:editing-duration>PT44M10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3" meta:paragraph-count="72" meta:word-count="264" meta:character-count="2175" meta:non-whitespace-character-count="1690"/>
  </office:meta>
</office:document-meta>
</file>